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76200000076E6326DDD2D4BB3C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  <style:text-properties officeooo:paragraph-rsid="000e0fdf" fo:background-color="transparent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0e0fdf" fo:background-color="transparent"/>
    </style:style>
    <style:style style:name="P4" style:family="paragraph" style:parent-style-name="Text_20_body">
      <style:paragraph-properties fo:text-align="start" style:justify-single-word="false"/>
      <style:text-properties officeooo:paragraph-rsid="000e0fdf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0e0fdf"/>
    </style:style>
    <style:style style:name="P6" style:family="paragraph" style:parent-style-name="Table_20_Contents">
      <style:paragraph-properties fo:text-align="start" style:justify-single-word="false"/>
      <style:text-properties officeooo:paragraph-rsid="000e0fdf"/>
    </style:style>
    <style:style style:name="P7" style:family="paragraph" style:parent-style-name="Table_20_Contents">
      <style:paragraph-properties fo:text-align="start" style:justify-single-word="false"/>
      <style:text-properties officeooo:rsid="002aeff2" officeooo:paragraph-rsid="000e0fdf"/>
    </style:style>
    <style:style style:name="P8" style:family="paragraph" style:parent-style-name="Table_20_Contents">
      <style:text-properties officeooo:rsid="001d9b1c" officeooo:paragraph-rsid="000e0fdf" fo:background-color="transparent"/>
    </style:style>
    <style:style style:name="P9" style:family="paragraph" style:parent-style-name="Table_20_Contents">
      <style:text-properties officeooo:rsid="001a5680" officeooo:paragraph-rsid="000e0fdf" fo:background-color="transparent"/>
    </style:style>
    <style:style style:name="P10" style:family="paragraph" style:parent-style-name="Table_20_Contents">
      <style:text-properties officeooo:paragraph-rsid="000e0fdf" fo:background-color="transparent"/>
    </style:style>
    <style:style style:name="P11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060aa"/>
    </style:style>
    <style:style style:name="P12" style:family="paragraph" style:parent-style-name="Table_20_Contents">
      <style:text-properties fo:font-weight="bold" officeooo:rsid="001a5680" officeooo:paragraph-rsid="000e0fdf" style:font-weight-asian="bold" style:font-weight-complex="bold"/>
    </style:style>
    <style:style style:name="P13" style:family="paragraph" style:parent-style-name="Table_20_Contents">
      <style:text-properties officeooo:rsid="002818bb" officeooo:paragraph-rsid="000e0fdf"/>
    </style:style>
    <style:style style:name="P14" style:family="paragraph" style:parent-style-name="Table_20_Contents">
      <style:text-properties officeooo:paragraph-rsid="000e0fdf"/>
    </style:style>
    <style:style style:name="P15" style:family="paragraph" style:parent-style-name="Table_20_Contents">
      <style:text-properties officeooo:rsid="001d9b1c" officeooo:paragraph-rsid="000e0fd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9b1c" fo:background-color="transparent" loext:char-shading-value="0"/>
    </style:style>
    <style:style style:name="T3" style:family="text">
      <style:text-properties officeooo:rsid="000e0fdf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1a5680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d9b1c"/>
    </style:style>
    <style:style style:name="T9" style:family="text">
      <style:text-properties officeooo:rsid="001a5680"/>
    </style:style>
    <style:style style:name="T10" style:family="text">
      <style:text-properties officeooo:rsid="002aeff2"/>
    </style:style>
    <style:style style:name="T11" style:family="text">
      <style:text-properties officeooo:rsid="0025bcf3"/>
    </style:style>
    <style:style style:name="T12" style:family="text">
      <style:text-properties officeooo:rsid="001fd18d"/>
    </style:style>
    <style:style style:name="T13" style:family="text">
      <style:text-properties officeooo:rsid="00388158"/>
    </style:style>
    <style:style style:name="T14" style:family="text">
      <style:text-properties officeooo:rsid="0026e5cd"/>
    </style:style>
    <style:style style:name="T15" style:family="text">
      <style:text-properties officeooo:rsid="002818bb"/>
    </style:style>
    <style:style style:name="T16" style:family="text">
      <style:text-properties officeooo:rsid="000e0fdf"/>
    </style:style>
    <style:style style:name="T17" style:family="text">
      <style:text-properties officeooo:rsid="000e91a6"/>
    </style:style>
    <style:style style:name="T1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. zn. #8470</text:p>
      <text:p text:style-name="P2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4"><text:span text:style-name="T4">Zadavatel</text:span><text:span text:style-name="T7">:</text:span></text:p>
          </table:table-cell>
          <table:table-cell table:style-name="Tabulka1.A1" office:value-type="string">
            <text:p text:style-name="P6"><text:span text:style-name="T4">Česká pirátská strana, </text:span>organizační složka: <text:span text:style-name="T8">Personální odbor</text:span></text:p>
            <text:p text:style-name="P6">z<text:span text:style-name="T9">a</text:span>st<text:span text:style-name="T9">o</text:span>up<text:span text:style-name="T9">ena</text:span>: <text:span text:style-name="T10">Bc. Janem Novákem </text:span><text:a xlink:type="simple" xlink:href="mailto:jan.novak@pirati.cz" text:style-name="Internet_20_link" text:visited-style-name="Visited_20_Internet_20_Link"><text:span text:style-name="T10">jan.novak@pirati.cz</text:span></text:a><text:span text:style-name="T10">, vedoucí</text:span></text:p>
            <text:p text:style-name="P7">v.z. <text:span text:style-name="T16">Michal Jokeš</text:span> <text:a xlink:type="simple" xlink:href="mailto:michal.jokes@pirati.cz" text:style-name="Internet_20_link" text:visited-style-name="Visited_20_Internet_20_Link"><text:span text:style-name="T16">michal.jokes@pirati.cz</text:span></text:a>, pověřen vedoucím</text:p>
            <text:p text:style-name="P6">kontakt: <text:s/><text:span text:style-name="T16">Michal Jokeš <text:s text:c="3"/></text:span>e-mail: <text:a xlink:type="simple" xlink:href="mailto:michal.jokes@pirati.cz" text:style-name="Internet_20_link" text:visited-style-name="Visited_20_Internet_20_Link"><text:span text:style-name="T16">michal.jokes@pirati.cz</text:span></text:a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4">Dodavatel</text:span><text:span text:style-name="T7">:</text:span></text:p>
          </table:table-cell>
          <table:table-cell table:style-name="Tabulka1.A1" office:value-type="string">
            <text:p text:style-name="P14"><text:span text:style-name="T9">Jméno</text:span>: <text:span text:style-name="T17">Aneta Heidlová</text:span></text:p>
            <text:p text:style-name="P11"><text:span text:style-name="T11">ročník</text:span>: <text:span text:style-name="T18">1988</text:span> <text:s text:c="4"/><text:span text:style-name="T12">bydliště: </text:span>Bílinská 515/6, <text:span text:style-name="T17">Praha 9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5">Zadan</text:span><text:span text:style-name="T6">é</text:span><text:span text:style-name="T5"> úkol</text:span><text:span text:style-name="T6">y</text:span><text:span text:style-name="T1">:</text:span></text:p>
          </table:table-cell>
          <table:table-cell table:style-name="Tabulka1.A1" office:value-type="string">
            <text:p text:style-name="P15">Krajský koordinátor dobrovolníků pro Prahu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7">:</text:span></text:p>
          </table:table-cell>
          <table:table-cell table:style-name="Tabulka1.A1" office:value-type="string">
            <text:p text:style-name="P14">Odhad: <text:span text:style-name="T13">15</text:span>h <text:span text:style-name="T8">týdně </text:span>(slovy: <text:span text:style-name="T13">patnáct</text:span>hodin)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4">Smluvní typ</text:span>:</text:p>
          </table:table-cell>
          <table:table-cell table:style-name="Tabulka1.A1" office:value-type="string">
            <text:p text:style-name="P13">DPP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4">Místo plnění</text:span>:</text:p>
          </table:table-cell>
          <table:table-cell table:style-name="Tabulka1.A1" office:value-type="string">
            <text:p text:style-name="P8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4">Odměna</text:span>:</text:p>
          </table:table-cell>
          <table:table-cell table:style-name="Tabulka1.A1" office:value-type="string">
            <text:p text:style-name="P10">• paušální odměna <text:span text:style-name="T16">10 000</text:span> Kč měsíčně </text:p>
            <text:p text:style-name="P14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4">Termín provedení</text:span>:</text:p>
          </table:table-cell>
          <table:table-cell table:style-name="Tabulka1.A1" office:value-type="string">
            <text:p text:style-name="P9"><text:s/><text:span text:style-name="T14">Od 1. 11. 2017 do 31. 12. 2017</text:span></text:p>
          </table:table-cell>
        </table:table-row>
      </table:table>
      <text:p text:style-name="P5"><text:span text:style-name="T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">https://www.pirati.cz/rules/ppu</text:span></text:span></text:a><text:span text:style-name="T1">&gt;, s nimiž se smluvní strany seznámily a zavazují se je dodržovat. Na důkaz seznámení se s podmínkami a uzavření smlouvy připojují smluvní strany své podpisy:</text:span></text:p>
      <text:p text:style-name="P3">V <text:span text:style-name="T8">Praze</text:span> dne <text:span text:style-name="T15">1.11.2017</text:span></text:p>
      <text:p text:style-name="P3">Za zadavatele: <text:tab/><text:tab/><text:tab/>Za dodavatele: </text:p>
      <text:p text:style-name="P5"><text:span text:style-name="T3">Michal Jokeš</text:span><text:span text:style-name="T2"><text:tab/><text:tab/><text:tab/></text:span><text:span text:style-name="T3">Aneta Heidlová</text:span></text:p>
      <text:p text:style-name="P3">…………………..<text:tab/><text:tab/><text:tab/>……………………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obyčejné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as-char" svg:width="16.007cm" svg:height="1.005cm" draw:z-index="0"><draw:image xlink:href="Pictures/100002010000076200000076E6326DDD2D4BB3C8.png" xlink:type="simple" xlink:show="embed" xlink:actuate="onLoad"/><svg:desc>C:\Users\Martin\Dropbox\pirati\14 hlavickovy papir\hlavicka4.png</svg:desc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Strebl</meta:initial-creator>
    <meta:editing-cycles>8</meta:editing-cycles>
    <meta:creation-date>2017-07-10T19:46:00</meta:creation-date>
    <dc:date>2017-11-14T13:28:39.812000000</dc:date>
    <meta:editing-duration>PT28M3S</meta:editing-duration>
    <meta:generator>LibreOffice/5.4.0.3$Windows_x86 LibreOffice_project/7556cbc6811c9d992f4064ab9287069087d7f62c</meta:generator>
    <meta:document-statistic meta:table-count="1" meta:image-count="1" meta:object-count="0" meta:page-count="1" meta:paragraph-count="30" meta:word-count="156" meta:character-count="1138" meta:non-whitespace-character-count="992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